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 Narrow" svg:font-family="'Liberation Sans Narrow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78.24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readers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Liberation Sans Narrow"/>
    </style:style>
    <style:style style:name="T2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ad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format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text / HTTP get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JSON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HTML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DO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XML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OrderedDict(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CSV / TSV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.conllup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sentence / tok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binary</text:p>
          </table:table-cell>
          <table:table-cell table:style-name="ce4" table:number-columns-repeated="2"/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DF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pdfminer.six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tika (.jar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RTF / DOC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XLS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<text:span text:style-name="T1">µ</text:span><text:span text:style-name="T2">áíűőüöúóéÁÍŰŐÜÖÚÓÉ</text:span>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PT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1" office:value-type="float" office:value="2021" calcext:value-type="float">
            <text:p>2021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 Narrow" svg:font-family="'Liberation Sans Narrow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0:34:39.171211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ers" style:display-name="PageStyle_read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20:59</meta:creation-date>
    <dc:language>en-US</dc:language>
    <dc:creator>P Mester</dc:creator>
    <dc:date>2021-04-26T11:24:14.624271700</dc:date>
    <meta:editing-cycles>11</meta:editing-cycles>
    <meta:editing-duration>PT1H50M35S</meta:editing-duration>
    <meta:generator>LibreOffice/6.1.5.2$Linux_X86_64 LibreOffice_project/10$Build-2</meta:generator>
    <meta:document-statistic meta:table-count="1" meta:cell-count="44" meta:object-count="0"/>
  </office:meta>
</office:document-meta>
</file>